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F" svg:font-family="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71.58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24.0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5.54mm" fo:break-before="auto" style:use-optimal-row-height="false"/>
    </style:style>
    <style:style style:name="ro3" style:family="table-row">
      <style:table-row-properties style:row-height="4.97mm" fo:break-before="auto" style:use-optimal-row-height="true"/>
    </style:style>
    <style:style style:name="ro4" style:family="table-row">
      <style:table-row-properties style:row-height="23.09mm" fo:break-before="auto" style:use-optimal-row-height="false"/>
    </style:style>
    <style:style style:name="ro5" style:family="table-row">
      <style:table-row-properties style:row-height="15.56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32.01mm" fo:break-before="auto" style:use-optimal-row-height="false"/>
    </style:style>
    <style:style style:name="ro8" style:family="table-row">
      <style:table-row-properties style:row-height="39.37mm" fo:break-before="auto" style:use-optimal-row-height="false"/>
    </style:style>
    <style:style style:name="ro9" style:family="table-row">
      <style:table-row-properties style:row-height="14.89mm" fo:break-before="auto" style:use-optimal-row-height="false"/>
    </style:style>
    <style:style style:name="ro10" style:family="table-row">
      <style:table-row-properties style:row-height="13.18mm" fo:break-before="auto" style:use-optimal-row-height="false"/>
    </style:style>
    <style:style style:name="ro11" style:family="table-row">
      <style:table-row-properties style:row-height="11.25mm" fo:break-before="auto" style:use-optimal-row-height="false"/>
    </style:style>
    <style:style style:name="ro12" style:family="table-row">
      <style:table-row-properties style:row-height="47.96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4.99mm" fo:break-before="auto" style:use-optimal-row-height="true"/>
    </style:style>
    <style:style style:name="ro15" style:family="table-row">
      <style:table-row-properties style:row-height="14.01mm" fo:break-before="auto" style:use-optimal-row-height="true"/>
    </style:style>
    <style:style style:name="ro16" style:family="table-row">
      <style:table-row-properties style:row-height="9.65mm" fo:break-before="auto" style:use-optimal-row-height="true"/>
    </style:style>
    <style:style style:name="ro17" style:family="table-row">
      <style:table-row-properties style:row-height="18.66mm" fo:break-before="auto" style:use-optimal-row-height="true"/>
    </style:style>
    <style:style style:name="ro18" style:family="table-row">
      <style:table-row-properties style:row-height="47.92mm" fo:break-before="auto" style:use-optimal-row-height="false"/>
    </style:style>
    <style:style style:name="ro19" style:family="table-row">
      <style:table-row-properties style:row-height="4.87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9pt" style:font-name-asian="Calibri" style:font-size-asian="9pt" style:font-name-complex="Calibri" style:font-size-complex="9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1" fo:font-size="10pt" style:font-name-asian="Calibri" style:font-size-asian="10pt" style:font-name-complex="Calibri" style:font-size-complex="10pt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bold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11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15" style:family="table-cell" style:parent-style-name="Default" style:data-style-name="N0">
      <style:table-cell-properties fo:background-color="#b2b2b2" fo:border="0.06pt solid #000000"/>
    </style:style>
    <style:style style:name="ce16" style:family="table-cell" style:parent-style-name="Default" style:data-style-name="N0">
      <style:table-cell-properties fo:background-color="#999999" fo:wrap-option="wrap" fo:border="0.06pt solid #000000" style:rotation-angle="90" style:vertical-align="automatic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19" style:family="table-cell" style:parent-style-name="Default" style:data-style-name="N11">
      <style:table-cell-properties fo:wrap-option="wrap" style:vertical-align="automatic"/>
    </style:style>
    <style:style style:name="ce2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bold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cccccc" fo:wrap-option="wrap" fo:border="0.06pt solid #000000" style:rotation-angle="90" style:vertical-align="automatic"/>
    </style:style>
    <style:style style:name="ce26" style:family="table-cell" style:parent-style-name="Default" style:data-style-name="N0">
      <style:table-cell-properties fo:background-color="#cccccc" fo:wrap-option="wrap" fo:border="0.06pt solid #000000" style:vertical-align="automatic"/>
    </style:style>
    <style:style style:name="ce27" style:family="table-cell" style:parent-style-name="Default" style:data-style-name="N0">
      <style:table-cell-properties fo:background-color="#999999" fo:wrap-option="wrap" fo:border="0.06pt solid #000000" style:rotation-angle="90" style:vertical-align="automatic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9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Asistenci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/>
          <table:table-cell office:value-type="string" calcext:value-type="string">
            <text:p>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udiant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as Montaño Moises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cía Ramírez Miguel Ángel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ópez Acosta José <text:s/>Ignacio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ópez SolanoJuan Luis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s Aguilar <text:s/>Francisco Leonel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as Mendoza Hugo Eriq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017" table:default-cell-style-name="ce6"/>
        <table:table-column table:style-name="co2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 table:number-columns-spanned="8" table:number-rows-spanned="1">
            <text:p>Parcial I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2">Participa en las actividades de clase, propuestas por el asesor.</text:span></text:p>
          </table:table-cell>
          <table:covered-table-cell table:number-columns-repeated="6"/>
          <table:table-cell table:style-name="ce18" office:value-type="percentage" office:value="0.25" calcext:value-type="percentage">
            <text:p>25.00%</text:p>
          </table:table-cell>
          <table:table-cell table:number-columns-repeated="3"/>
          <table:table-cell table:style-name="ce1"/>
          <table:table-cell table:number-columns-repeated="1010"/>
          <table:table-cell table:style-name="ce6"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2">mapa conceptual en cual se plasmen los elementos más destacados del tema “pila semántica del analizador sintáctico”.</text:span></text:p>
          </table:table-cell>
          <table:covered-table-cell table:number-columns-repeated="6"/>
          <table:table-cell table:style-name="ce18" office:value-type="percentage" office:value="0.25" calcext:value-type="percentage">
            <text:p>25.00%</text:p>
          </table:table-cell>
          <table:table-cell table:number-columns-repeated="3"/>
          <table:table-cell table:style-name="ce1"/>
          <table:table-cell table:number-columns-repeated="1010"/>
          <table:table-cell table:style-name="ce6"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E. Incorpora conocimientos y actividades interdisciplinarias en su aprendizaje.</text:p>
            <text:p><text:span text:style-name="T2">problemario propuesto por el asesor (árboles de expresiones).</text:span></text:p>
            <text:p><text:span text:style-name="T2">Realiza un a representación gráfica de la tabla de símbolos</text:span></text:p>
            <text:p><text:span text:style-name="T2">tabla comparativa sobre el manejo de errores semánticos</text:span></text:p>
          </table:table-cell>
          <table:covered-table-cell table:number-columns-repeated="6"/>
          <table:table-cell table:style-name="ce18" office:value-type="percentage" office:value="0.3" calcext:value-type="percentage">
            <text:p>30.00%</text:p>
          </table:table-cell>
          <table:table-cell/>
          <table:table-cell table:style-name="ce1"/>
          <table:table-cell/>
          <table:table-cell table:style-name="ce1"/>
          <table:table-cell table:number-columns-repeated="1010"/>
          <table:table-cell table:style-name="ce6"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Problemario propuesto por el asesor sobre lenguaje flex/bison</text:span></text:p>
          </table:table-cell>
          <table:covered-table-cell table:number-columns-repeated="6"/>
          <table:table-cell table:style-name="ce18" office:value-type="percentage" office:value="0.2" calcext:value-type="percentage">
            <text:p>20.00%</text:p>
          </table:table-cell>
          <table:table-cell table:number-columns-repeated="3"/>
          <table:table-cell table:style-name="ce1"/>
          <table:table-cell table:number-columns-repeated="1010"/>
          <table:table-cell table:style-name="ce6" table:number-columns-repeated="2"/>
        </table:table-row>
        <table:table-row table:style-name="ro1">
          <table:table-cell table:style-name="ce4" table:number-columns-repeated="7"/>
          <table:table-cell table:style-name="ce19" table:formula="of:=SUM([.H2:.H5])" office:value-type="percentage" office:value="1" calcext:value-type="percentage">
            <text:p>100.00%</text:p>
          </table:table-cell>
          <table:table-cell table:number-columns-repeated="1014"/>
          <table:table-cell table:style-name="ce6" table:number-columns-repeated="2"/>
        </table:table-row>
        <table:table-row table:style-name="ro1">
          <table:table-cell table:style-name="ce4" table:number-columns-repeated="7"/>
          <table:table-cell table:style-name="ce19"/>
          <table:table-cell table:number-columns-repeated="1014"/>
          <table:table-cell table:style-name="ce6" table:number-columns-repeated="2"/>
        </table:table-row>
        <table:table-row table:style-name="ro2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Síntesis ÁRBOLES DE EXPRESIONES →INDICADOR (E)</text:p>
          </table:table-cell>
          <table:table-cell table:style-name="ce11" office:value-type="string" calcext:value-type="string">
            <text:p>ResumEn esquemas de traducción→ Indicador (F)</text:p>
          </table:table-cell>
          <table:table-cell table:style-name="ce11" office:value-type="string" calcext:value-type="string">
            <text:p>Comprobación de tipos y PIla semántica del analizador sintáctico→ INDICADOR(B)</text:p>
          </table:table-cell>
          <table:table-cell table:style-name="ce11" office:value-type="string" calcext:value-type="string">
            <text:p>Programa arboles de derivaciones →(E)</text:p>
          </table:table-cell>
          <table:table-cell table:style-name="ce11" office:value-type="string" calcext:value-type="string">
            <text:p>Promedio Indicador A</text:p>
          </table:table-cell>
          <table:table-cell table:style-name="ce11" office:value-type="string" calcext:value-type="string">
            <text:p>Promedio Indicador B</text:p>
          </table:table-cell>
          <table:table-cell table:style-name="ce11" office:value-type="string" calcext:value-type="string">
            <text:p>Promedio Indicador E</text:p>
          </table:table-cell>
          <table:table-cell table:style-name="ce11" office:value-type="string" calcext:value-type="string">
            <text:p>Promedio Indicador F</text:p>
          </table:table-cell>
          <table:table-cell table:style-name="ce25" office:value-type="string" calcext:value-type="string">
            <text:p>Calificacion unidad I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Arias Montaño Moises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9]*[.H$3])/1" office:value-type="float" office:value="25" calcext:value-type="float">
            <text:p>25</text:p>
          </table:table-cell>
          <table:table-cell table:style-name="ce13" table:formula="of:=([.E9]*[.H$4])/1" office:value-type="float" office:value="30" calcext:value-type="float">
            <text:p>30</text:p>
          </table:table-cell>
          <table:table-cell table:style-name="ce5" table:formula="of:=([.C9]*[.H$5])/1" office:value-type="float" office:value="18" calcext:value-type="float">
            <text:p>18</text:p>
          </table:table-cell>
          <table:table-cell table:style-name="ce26" table:formula="of:=SUM([.F9:.I9])" office:value-type="float" office:value="98" calcext:value-type="float">
            <text:p>9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García Ramírez Miguel Ángel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0]*[.H$3])/1" office:value-type="float" office:value="17.5" calcext:value-type="float">
            <text:p>17.5</text:p>
          </table:table-cell>
          <table:table-cell table:style-name="ce13" table:formula="of:=([.E10]*[.H$4])/1" office:value-type="float" office:value="12" calcext:value-type="float">
            <text:p>12</text:p>
          </table:table-cell>
          <table:table-cell table:style-name="ce5" table:formula="of:=([.C10]*[.H$5])/1" office:value-type="float" office:value="16" calcext:value-type="float">
            <text:p>16</text:p>
          </table:table-cell>
          <table:table-cell table:style-name="ce26" table:formula="of:=SUM([.F10:.I10])" office:value-type="float" office:value="70.5" calcext:value-type="float">
            <text:p>70.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López Acosta José <text:s/>Ignacio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1]*[.H$3])/1" office:value-type="float" office:value="25" calcext:value-type="float">
            <text:p>25</text:p>
          </table:table-cell>
          <table:table-cell table:style-name="ce13" table:formula="of:=([.E11]*[.H$4])/1" office:value-type="float" office:value="24" calcext:value-type="float">
            <text:p>24</text:p>
          </table:table-cell>
          <table:table-cell table:style-name="ce5" table:formula="of:=([.C11]*[.H$5])/1" office:value-type="float" office:value="16" calcext:value-type="float">
            <text:p>16</text:p>
          </table:table-cell>
          <table:table-cell table:style-name="ce26" table:formula="of:=SUM([.F11:.I11])" office:value-type="float" office:value="90" calcext:value-type="float">
            <text:p>9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López Solano Juan Luis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2]*[.H$3])/1" office:value-type="float" office:value="25" calcext:value-type="float">
            <text:p>25</text:p>
          </table:table-cell>
          <table:table-cell table:style-name="ce13" table:formula="of:=([.E12]*[.H$4])/1" office:value-type="float" office:value="24" calcext:value-type="float">
            <text:p>24</text:p>
          </table:table-cell>
          <table:table-cell table:style-name="ce5" table:formula="of:=([.C12]*[.H$5])/1" office:value-type="float" office:value="20" calcext:value-type="float">
            <text:p>20</text:p>
          </table:table-cell>
          <table:table-cell table:style-name="ce26" table:formula="of:=SUM([.F12:.I12])" office:value-type="float" office:value="94" calcext:value-type="float">
            <text:p>94</text:p>
          </table:table-cell>
          <table:table-cell table:style-name="ce1"/>
          <table:table-cell table:number-columns-repeated="1013"/>
        </table:table-row>
        <table:table-row table:style-name="ro3">
          <table:table-cell table:style-name="ce5" office:value-type="string" calcext:value-type="string">
            <text:p>Ramos Aguilar <text:s/>Francisco Leonel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3]*[.H$3])/1" office:value-type="float" office:value="17.5" calcext:value-type="float">
            <text:p>17.5</text:p>
          </table:table-cell>
          <table:table-cell table:style-name="ce13" table:formula="of:=([.E13]*[.H$4])/1" office:value-type="float" office:value="30" calcext:value-type="float">
            <text:p>30</text:p>
          </table:table-cell>
          <table:table-cell table:style-name="ce5" table:formula="of:=([.C13]*[.H$5])/1" office:value-type="float" office:value="20" calcext:value-type="float">
            <text:p>20</text:p>
          </table:table-cell>
          <table:table-cell table:style-name="ce26" table:formula="of:=SUM([.F13:.I13])" office:value-type="float" office:value="92.5" calcext:value-type="float">
            <text:p>92.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Rosas Mendoza Hugo Eriqu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4]*[.H$3])/1" office:value-type="float" office:value="17.5" calcext:value-type="float">
            <text:p>17.5</text:p>
          </table:table-cell>
          <table:table-cell table:style-name="ce13" table:formula="of:=([.E14]*[.H$4])/1" office:value-type="float" office:value="24" calcext:value-type="float">
            <text:p>24</text:p>
          </table:table-cell>
          <table:table-cell table:style-name="ce5" table:formula="of:=([.C14]*[.H$5])/1" office:value-type="float" office:value="16" calcext:value-type="float">
            <text:p>16</text:p>
          </table:table-cell>
          <table:table-cell table:style-name="ce26" table:formula="of:=SUM([.F14:.I14])" office:value-type="float" office:value="82.5" calcext:value-type="float">
            <text:p>82.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5" office:value-type="string" calcext:value-type="string">
            <text:p>Amoroso</text:p>
          </table:table-cell>
          <table:table-cell table:style-name="ce5"/>
          <table:table-cell table:style-name="ce5" office:value-type="float" office:value="80" calcext:value-type="float">
            <text:p>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[.D15]*[.H$3])/1" office:value-type="float" office:value="17.5" calcext:value-type="float">
            <text:p>17.5</text:p>
          </table:table-cell>
          <table:table-cell table:style-name="ce13" table:formula="of:=([.E15]*[.H$4])/1" office:value-type="float" office:value="30" calcext:value-type="float">
            <text:p>30</text:p>
          </table:table-cell>
          <table:table-cell table:style-name="ce5" table:formula="of:=([.C15]*[.H$5])/1" office:value-type="float" office:value="16" calcext:value-type="float">
            <text:p>16</text:p>
          </table:table-cell>
          <table:table-cell table:style-name="ce26" table:formula="of:=SUM([.F15:.I15])" office:value-type="float" office:value="88.5" calcext:value-type="float">
            <text:p>88.5</text:p>
          </table:table-cell>
          <table:table-cell table:style-name="ce1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</text:p>
            <text:p><text:span text:style-name="T3">Participa en plenaria en una lluvia de ideas, con el objetivo de aclara dudas y de clarificar conceptos importantes</text:span>.</text:p>
          </table:table-cell>
          <table:covered-table-cell table:number-columns-repeated="7"/>
          <table:table-cell table:style-name="ce20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 table:number-columns-spanned="8" table:number-rows-spanned="1">
            <text:p>C. Propone y/o explica soluciones o procedimientos no vistos (creatividad).Desarrolla soluciones a problemarios</text:p>
            <text:p>Propuestos por el asesor.</text:p>
            <text:p><text:span text:style-name="T2">Resuelve problemario notaciones prefija, infija y sufija”</text:span></text:p>
            <text:p><text:span text:style-name="T2">Resuelve problemario codigo P, triplos y cuádruplos.</text:span></text:p>
            <text:p><text:span text:style-name="T2">Jercicio en flex / bison, en el cual se utilice alguna de las notaciones vistas en la unidad.</text:span></text:p>
          </table:table-cell>
          <table:covered-table-cell table:number-columns-repeated="7"/>
          <table:table-cell table:style-name="ce20" office:value-type="percentage" office:value="0.7" calcext:value-type="percentage">
            <text:p>70.00%</text:p>
          </table:table-cell>
          <table:table-cell table:style-name="ce1"/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8" table:number-rows-spanned="1">
            <text:p>D. Introduce recursos y experiencias que promueven un pensamiento crítico.</text:p>
            <text:p><text:span text:style-name="T2">Trabaja en equipo y de forma individual, en la realización de lecturas y trabajos de clase.</text:span></text:p>
          </table:table-cell>
          <table:covered-table-cell table:number-columns-repeated="7"/>
          <table:table-cell table:style-name="ce20" office:value-type="percentage" office:value="0.1" calcext:value-type="percentage">
            <text:p>10.00%</text:p>
          </table:table-cell>
          <table:table-cell table:style-name="ce1"/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8" table:number-rows-spanned="1">
            <text:p>F. Realiza su trabajo de manera autónoma y autorregulada. Es capaz de organizar su tiempo y trabajar sin necesidad de</text:p>
            <text:p>Una supervisión estrecha y/o coercitiva.</text:p>
            <text:p><text:span text:style-name="T2">Trabaja en equipo y de forma individual, en la realización de lecturas y trabajos de clase.</text:span></text:p>
          </table:table-cell>
          <table:covered-table-cell table:number-columns-repeated="7"/>
          <table:table-cell table:style-name="ce21" office:value-type="percentage" office:value="0.1" calcext:value-type="percentage">
            <text:p>10.00%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19" table:formula="of:=SUM([.I19:.I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6" table:number-rows-spanned="1">
            <text:p>Parcial II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table:number-columns-repeated="13"/>
          <table:table-cell table:number-columns-repeated="1011"/>
        </table:table-row>
        <table:table-row table:style-name="ro8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Programa ejemplificaciòn de triplos→Indicador C</text:p>
          </table:table-cell>
          <table:table-cell table:style-name="ce11" office:value-type="string" calcext:value-type="string">
            <text:p>Programa ejemplificación optimización de código → Indicador C</text:p>
          </table:table-cell>
          <table:table-cell table:style-name="ce14" office:value-type="string" calcext:value-type="string">
            <text:p>Promedio indicador C</text:p>
          </table:table-cell>
          <table:table-cell table:style-name="ce11" office:value-type="string" calcext:value-type="string">
            <text:p>Exposición Esquemas de generación de código→ indicador (B)</text:p>
          </table:table-cell>
          <table:table-cell table:style-name="ce11" office:value-type="string" calcext:value-type="string">
            <text:p>Exposicones representacion de código intermedio → Indicador B</text:p>
          </table:table-cell>
          <table:table-cell table:style-name="ce14" office:value-type="string" calcext:value-type="string">
            <text:p>Promedio indicador B</text:p>
          </table:table-cell>
          <table:table-cell table:style-name="ce11" office:value-type="string" calcext:value-type="string">
            <text:p>Indicador D</text:p>
          </table:table-cell>
          <table:table-cell table:style-name="ce11" office:value-type="string" calcext:value-type="string">
            <text:p>Indicador F.</text:p>
          </table:table-cell>
          <table:table-cell table:style-name="ce14" office:value-type="string" calcext:value-type="string">
            <text:p>Calificación de la unidad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Arias Montaño Moises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98.83mm" svg:y="283.37mm" draw:caption-point-x="0.16mm" draw:caption-point-y="-41.92mm">
              <dc:date>2018-11-28T00:00:00</dc:date>
              <text:p text:style-name="P1"><text:span text:style-name="T1">Evaluación del switch</text:span></text:p>
            </office:annotation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B27:.C27])/2*[.I$20]/[.I$23]" office:value-type="float" office:value="70" calcext:value-type="float">
            <text:p>7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5" table:formula="of:=SUM([.E27:.F27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27];[.G27];[.H27];[.I27])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García Ramírez Miguel Ángel</text:p>
          </table:table-cell>
          <table:table-cell table:style-name="ce5" office:value-type="float" office:value="100" calcext:value-type="float">
            <office:annotation draw:style-name="gr1" draw:text-style-name="P2" svg:width="28.84mm" svg:height="5.82mm" svg:x="98.83mm" svg:y="288.14mm" draw:caption-point-x="0.16mm" draw:caption-point-y="-41.66mm">
              <dc:date>2018-11-28T00:00:00</dc:date>
              <text:p text:style-name="P1"><text:span text:style-name="T1">Evaluación del if</text:span></text:p>
            </office:annotation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B28:.C28])/2*[.I$20]/[.I$23]" office:value-type="float" office:value="70" calcext:value-type="float">
            <text:p>7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5" table:formula="of:=SUM([.E28:.F28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28];[.G28];[.H28];[.I27])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López Acosta José <text:s/>Ignacio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98.83mm" svg:y="292.63mm" draw:caption-point-x="0.16mm" draw:caption-point-y="-41.13mm">
              <dc:date>2018-11-28T00:00:00</dc:date>
              <text:p text:style-name="P1"><text:span text:style-name="T1">Operadores lógicos</text:span></text:p>
            </office:annotation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B29:.C29])/2*[.I$20]/[.I$23]" office:value-type="float" office:value="70" calcext:value-type="float">
            <text:p>7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5" table:formula="of:=SUM([.E29:.F29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29];[.G29];[.H29];[.I28])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López Solano Juan Luis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98.83mm" svg:y="297.39mm" draw:caption-point-x="0.16mm" draw:caption-point-y="-40.86mm">
              <dc:date>2018-11-28T00:00:00</dc:date>
              <text:p text:style-name="P1"><text:span text:style-name="T1">Operadores aritméticos</text:span></text:p>
            </office:annotation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B30:.C30])/2*[.I$20]/[.I$23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201.75mm" svg:y="297.39mm" draw:caption-point-x="-6.72mm" draw:caption-point-y="-40.86mm">
              <dc:date>2018-11-28T00:00:00</dc:date>
              <text:p text:style-name="P1"><text:span text:style-name="T1">Notación polaca</text:span></text:p>
              <text:p text:style-name="P1"/>
            </office:annotation>
            <text:p>100</text:p>
          </table:table-cell>
          <table:table-cell table:style-name="ce15" table:formula="of:=SUM([.E30:.F30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30];[.G30];[.H30];[.I29])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Ramos Aguilar <text:s/>Francisco Leonel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15" table:formula="of:=SUM([.B31:.C31])/2*[.I$20]/[.I$23]" office:value-type="float" office:value="35" calcext:value-type="float">
            <text:p>3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5" table:formula="of:=SUM([.E31:.F31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31];[.G31];[.H31];[.I30])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Rosas Mendoza Hugo Erique</text:p>
          </table:table-cell>
          <table:table-cell table:style-name="ce5" table:number-columns-repeated="2"/>
          <table:table-cell table:style-name="ce15" table:formula="of:=SUM([.B32:.C32])/2*[.I$20]/[.I$23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15" table:formula="of:=SUM([.E32:.F32])/2*[.I$19]/[.I$23]" office:value-type="float" office:value="5" calcext:value-type="float">
            <text:p>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32];[.G32];[.H32];[.I31])" office:value-type="float" office:value="25" calcext:value-type="float">
            <text:p>25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Amoroso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15" table:formula="of:=SUM([.B33:.C33])/2*[.I$20]/[.I$23]" office:value-type="float" office:value="35" calcext:value-type="float">
            <text:p>3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" calcext:value-type="float">
            <office:annotation draw:style-name="gr1" draw:text-style-name="P2" svg:width="28.84mm" svg:height="9.79mm" svg:x="201.75mm" svg:y="311.15mm" draw:caption-point-x="-6.72mm" draw:caption-point-y="-39.54mm">
              <dc:date>2018-11-28T00:00:00</dc:date>
              <text:p text:style-name="P1"><text:span text:style-name="T1">Notación polaca</text:span></text:p>
              <text:p text:style-name="P1"/>
            </office:annotation>
            <text:p>100</text:p>
          </table:table-cell>
          <table:table-cell table:style-name="ce15" table:formula="of:=SUM([.E33:.F33])/2*[.I$19]/[.I$23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5" table:formula="of:=SUM([.D33];[.G33];[.H33];[.I32])" office:value-type="float" office:value="65" calcext:value-type="float">
            <text:p>6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3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2">Exposiciones (optimización)</text:span></text:p>
          </table:table-cell>
          <table:covered-table-cell table:number-columns-repeated="7"/>
          <table:table-cell table:style-name="ce22"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style-name="ce3" office:value-type="string" calcext:value-type="string" table:number-columns-spanned="8" table:number-rows-spanned="1">
            <text:p>C. Propone y/o explica soluciones o procedimientos no vistos (creatividad) . Desarrolla soluciones a problemarios propuestos por el asesor.</text:p>
            <text:p><text:span text:style-name="T2">Elaboración de algoritmos y pseudocódigos de optimización</text:span></text:p>
          </table:table-cell>
          <table:covered-table-cell table:number-columns-repeated="7"/>
          <table:table-cell table:style-name="ce22" office:value-type="float" office:value="70" calcext:value-type="float">
            <text:p>70</text:p>
          </table:table-cell>
          <table:table-cell table:number-columns-repeated="1015"/>
        </table:table-row>
        <table:table-row table:style-name="ro11">
          <table:table-cell table:style-name="ce3" office:value-type="string" calcext:value-type="string" table:number-columns-spanned="8" table:number-rows-spanned="1">
            <text:p>D. Introduce recursos y experiencias que promueven un pensamiento crítico.</text:p>
            <text:p><text:span text:style-name="T2">Desarrolla un esquema conceptual en el cual desarrolle cada punto (costos)</text:span></text:p>
          </table:table-cell>
          <table:covered-table-cell table:number-columns-repeated="7"/>
          <table:table-cell table:style-name="ce2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2">Entrega en tiempo y forma las actividades propuestas por el asesor.</text:span></text:p>
            <text:p><text:span text:style-name="T2">Trabaja de forma colaborativa entre pares.</text:span></text:p>
          </table:table-cell>
          <table:covered-table-cell table:number-columns-repeated="7"/>
          <table:table-cell table:style-name="ce2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36:.I3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Resumen y tipos de optimización →Indicador B</text:p>
          </table:table-cell>
          <table:table-cell table:style-name="ce11" office:value-type="string" calcext:value-type="string">
            <text:p>Promedio indicador B</text:p>
          </table:table-cell>
          <table:table-cell table:style-name="ce11" office:value-type="string" calcext:value-type="string">
            <text:p>Mapa mental costos de la optimización→Indicador D</text:p>
          </table:table-cell>
          <table:table-cell table:style-name="ce11" office:value-type="string" calcext:value-type="string">
            <text:p>Promedio indicador D</text:p>
          </table:table-cell>
          <table:table-cell table:style-name="ce11" office:value-type="string" calcext:value-type="string">
            <text:p>Programa optimización→ Indicador C</text:p>
          </table:table-cell>
          <table:table-cell table:style-name="ce11" office:value-type="string" calcext:value-type="string">
            <text:p>Promedio indicador C</text:p>
          </table:table-cell>
          <table:table-cell table:style-name="ce11" office:value-type="string" calcext:value-type="string">
            <text:p>Promedio indicador F</text:p>
          </table:table-cell>
          <table:table-cell table:style-name="ce11" office:value-type="string" calcext:value-type="string">
            <text:p>Calificacion de la unidad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rias Montaño Moises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4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4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44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4];[.E44];[.G44];[.H4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García Ramírez Miguel Ángel</text:p>
          </table:table-cell>
          <table:table-cell table:style-name="ce5"/>
          <table:table-cell table:style-name="ce13" table:formula="of:=([.B45]*[.I$36])/[.I$40]" office:value-type="float" office:value="0" calcext:value-type="float">
            <text:p>0</text:p>
          </table:table-cell>
          <table:table-cell table:style-name="ce5"/>
          <table:table-cell table:style-name="ce13" table:formula="of:=([.D45]*[.I$38])/[.I$40]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F45]*[.I$37])/[.I$40]"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SUM([.C45];[.E45];[.G45];[.H45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ópez Acosta José <text:s/>Ignacio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6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6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46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6];[.E46];[.G46];[.H4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ópez Solano Juan Luis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7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7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47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7];[.E47];[.G47];[.H4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amos Aguilar <text:s/>Francisco Leonel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8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8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48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8];[.E48];[.G48];[.H4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osas Mendoza Hugo Erique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49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49]*[.I$38])/[.I$40]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F49]*[.I$37])/[.I$40]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49];[.E49];[.G49];[.H49])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moroso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B50]*[.I$36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3" table:formula="of:=([.D50]*[.I$38])/[.I$4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F50]*[.I$37])/[.I$40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SUM([.C50];[.E50];[.G50];[.H5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3" table:number-rows-repeated="3">
          <table:table-cell table:number-columns-repeated="1024"/>
        </table:table-row>
        <table:table-row table:style-name="ro14">
          <table:table-cell table:style-name="ce2" office:value-type="string" calcext:value-type="string" table:number-columns-spanned="8" table:number-rows-spanned="1">
            <text:p>Unidad IV</text:p>
          </table:table-cell>
          <table:covered-table-cell table:number-columns-repeated="7"/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5">
          <table:table-cell table:style-name="ce9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 Expresa ideas coherentes y con respeto hacía sus compañeros.</text:p>
            <text:p><text:span text:style-name="T4">Exposiciones Administración de memoria.</text:span></text:p>
          </table:table-cell>
          <table:covered-table-cell table:number-columns-repeated="7" table:style-name="ce4"/>
          <table:table-cell table:style-name="ce24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8" table:number-rows-spanned="1">
            <text:p>C. Propone y/o explica soluciones o procedimientos  no vistos (creatividad) . Desarrolla soluciones a problemarios propuestos</text:p>
            <text:p>por el asesor.</text:p>
            <text:p><text:span text:style-name="T4">problemario lenguaje ensamblador.</text:span></text:p>
          </table:table-cell>
          <table:covered-table-cell table:number-columns-repeated="7" table:style-name="ce12"/>
          <table:table-cell table:style-name="ce24" office:value-type="percentage" office:value="0.7" calcext:value-type="percentage">
            <text:p>70.00%</text:p>
          </table:table-cell>
          <table:table-cell table:number-columns-repeated="1015"/>
        </table:table-row>
        <table:table-row table:style-name="ro16">
          <table:table-cell table:style-name="ce9" office:value-type="string" calcext:value-type="string" table:number-columns-spanned="8" table:number-rows-spanned="1">
            <text:p>D. Introduce recursos y experiencias que promueven un pensamiento crítico.</text:p>
            <text:p><text:span text:style-name="T4">organizador gráfico sobre las arquitecturas Intel y compatibles.</text:span></text:p>
          </table:table-cell>
          <table:covered-table-cell table:number-columns-repeated="7" table:style-name="ce12"/>
          <table:table-cell table:style-name="ce24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7">
          <table:table-cell table:style-name="ce9" office:value-type="string" calcext:value-type="string" table:number-columns-spanned="8" table:number-rows-spanned="1">
            <text:p>F. Realiza su trabajo de manera autónoma y autorregulada. Es capaz de organizar su tiempo y trabajar sin necesidad de una </text:p>
            <text:p>Supervisión estrecha y/o coercitiva.</text:p>
            <text:p><text:span text:style-name="T4">Entrega en tiempo y forma las actividades propuestas por el asesor.</text:span></text:p>
            <text:p><text:span text:style-name="T4">Trabaja de forma colaborativa entre pares.</text:span></text:p>
          </table:table-cell>
          <table:covered-table-cell table:number-columns-repeated="7" table:style-name="ce12"/>
          <table:table-cell table:style-name="ce24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4">
          <table:table-cell table:number-columns-repeated="8"/>
          <table:table-cell table:style-name="ce19" table:formula="of:=SUM([.I56:.I5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18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Compomponentes y funcionamiento de un sistema de cómputo moderno→ <text:span text:style-name="T4">Indicador B</text:span></text:p>
          </table:table-cell>
          <table:table-cell table:style-name="ce11" office:value-type="string" calcext:value-type="string">
            <text:p>Análisis capítulo 8 Libro PETER ABEL "Ensamblador para pc IBM y compatible"→<text:span text:style-name="T4"> Indicador B</text:span></text:p>
          </table:table-cell>
          <table:table-cell table:style-name="ce16" office:value-type="string" calcext:value-type="string">
            <text:p>Promedio indicador B</text:p>
          </table:table-cell>
          <table:table-cell table:style-name="ce11" office:value-type="string" calcext:value-type="string">
            <text:p>Introducción al lenguaje ensamblador→<text:span text:style-name="T4"> Indicador D</text:span></text:p>
          </table:table-cell>
          <table:table-cell table:style-name="ce16" office:value-type="string" calcext:value-type="string">
            <text:p>Promedio Indicador D</text:p>
          </table:table-cell>
          <table:table-cell table:style-name="ce11" office:value-type="string" calcext:value-type="string">
            <text:p>Teorìa generación código objeto →<text:span text:style-name="T4"> Indicador C</text:span></text:p>
          </table:table-cell>
          <table:table-cell table:style-name="ce11" office:value-type="string" calcext:value-type="string">
            <text:p>Practica de unidad→<text:span text:style-name="T4"> Indicador C</text:span></text:p>
          </table:table-cell>
          <table:table-cell table:style-name="ce16" office:value-type="string" calcext:value-type="string">
            <text:p>Promedio Indicador C</text:p>
          </table:table-cell>
          <table:table-cell table:style-name="ce16" office:value-type="string" calcext:value-type="string">
            <text:p>Promedio Indicador F</text:p>
          </table:table-cell>
          <table:table-cell table:style-name="ce27" office:value-type="string" calcext:value-type="string">
            <text:p>Calificacion unidad 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Arias Montaño Moises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3:.C63])/2*[.I$56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3]*[.I$58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7" table:formula="of:=(SUM([.G63:.H63])/2*[.I$57])/[.I$60]" office:value-type="float" office:value="35" calcext:value-type="float">
            <text:p>35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3];[.F63];[.I63];[.J63])"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García Ramírez Miguel Ángel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4:.C64])/2*[.I$56])/[.I$60]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17" table:formula="of:=([.E64]*[.I$58])/[.I$60]" office:value-type="float" office:value="0" calcext:value-type="float">
            <text:p>0</text:p>
          </table:table-cell>
          <table:table-cell table:style-name="ce5" table:number-columns-repeated="2"/>
          <table:table-cell table:style-name="ce17" table:formula="of:=(SUM([.G64:.H64])/2*[.I$57])/[.I$60]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9" table:formula="of:=SUM([.D64];[.F64];[.I64];[.J64])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López Acosta José <text:s/>Ignacio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5:.C65])/2*[.I$56])/[.I$60]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ce17" table:formula="of:=([.E65]*[.I$58])/[.I$60]" office:value-type="float" office:value="8" calcext:value-type="float">
            <text:p>8</text:p>
          </table:table-cell>
          <table:table-cell table:style-name="ce5" table:number-columns-repeated="2"/>
          <table:table-cell table:style-name="ce17" table:formula="of:=(SUM([.G65:.H65])/2*[.I$57])/[.I$60]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5];[.F65];[.I65];[.J65])" office:value-type="float" office:value="28" calcext:value-type="float">
            <text:p>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López Solano Juan Luis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6:.C66])/2*[.I$56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6]*[.I$58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7" table:formula="of:=(SUM([.G66:.H66])/2*[.I$57])/[.I$60]" office:value-type="float" office:value="35" calcext:value-type="float">
            <text:p>35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6];[.F66];[.I66];[.J66])" office:value-type="float" office:value="65" calcext:value-type="float">
            <text:p>65</text:p>
          </table:table-cell>
          <table:table-cell table:number-columns-repeated="1013"/>
        </table:table-row>
        <table:table-row table:style-name="ro14">
          <table:table-cell table:style-name="ce5" office:value-type="string" calcext:value-type="string">
            <text:p>Ramos Aguilar <text:s/>Francisco Leonel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7:.C67])/2*[.I$56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7]*[.I$58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7" table:formula="of:=(SUM([.G67:.H67])/2*[.I$57])/[.I$60]" office:value-type="float" office:value="35" calcext:value-type="float">
            <text:p>35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7];[.F67];[.I67];[.J67])" office:value-type="float" office:value="65" calcext:value-type="float">
            <text:p>65</text:p>
          </table:table-cell>
          <table:table-cell table:number-columns-repeated="1013"/>
        </table:table-row>
        <table:table-row table:style-name="ro14">
          <table:table-cell table:style-name="ce5" office:value-type="string" calcext:value-type="string">
            <text:p>Rosas Mendoza Hugo Erique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7" table:formula="of:=(SUM([.B68:.C68])/2*[.I$56])/[.I$60]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8]*[.I$58])/[.I$60]" office:value-type="float" office:value="10" calcext:value-type="float">
            <text:p>10</text:p>
          </table:table-cell>
          <table:table-cell table:style-name="ce5" table:number-columns-repeated="2"/>
          <table:table-cell table:style-name="ce17" table:formula="of:=(SUM([.G68:.H68])/2*[.I$57])/[.I$60]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8];[.F68];[.I68];[.J68])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Amoroso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7" table:formula="of:=(SUM([.B69:.C69])/2*[.I$56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17" table:formula="of:=([.E69]*[.I$58])/[.I$60]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17" table:formula="of:=(SUM([.G69:.H69])/2*[.I$57])/[.I$60]" office:value-type="float" office:value="35" calcext:value-type="float">
            <text:p>35</text:p>
          </table:table-cell>
          <table:table-cell table:style-name="ce17" office:value-type="float" office:value="10" calcext:value-type="float">
            <text:p>10</text:p>
          </table:table-cell>
          <table:table-cell table:style-name="ce28" table:formula="of:=SUM([.D69];[.F69];[.I69];[.J69])" office:value-type="float" office:value="65" calcext:value-type="float">
            <text:p>65</text:p>
          </table:table-cell>
          <table:table-cell table:number-columns-repeated="1013"/>
        </table:table-row>
        <table:table-row table:style-name="ro19" table:number-rows-repeated="6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office:value-type="string" calcext:value-type="string">
            <text:p>Regularización</text:p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3">
          <table:table-cell table:style-name="ce5" office:value-type="string" calcext:value-type="string">
            <text:p>Estudian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Arias Montaño Moises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García Ramírez Miguel Ángel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López Acosta José <text:s/>Ignacio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López Solano Juan Luis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Ramos Aguilar <text:s/>Francisco Leonel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Rosas Mendoza Hugo Eriqu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Amoroso</text:p>
          </table:table-cell>
          <table:table-cell table:number-columns-repeated="1023"/>
        </table:table-row>
        <table:table-row table:style-name="ro13" table:number-rows-repeated="1048487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F" svg:font-family="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21T07:55:47Z</meta:creation-date>
    <dc:date>2018-11-28T10:07:28.390513695</dc:date>
    <meta:editing-cycles>67</meta:editing-cycles>
    <meta:editing-duration>PT5H53M27S</meta:editing-duration>
    <meta:document-statistic meta:table-count="2" meta:cell-count="372" meta:object-count="0"/>
  </office:meta>
</office:document-meta>
</file>